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95e4" officeooo:paragraph-rsid="001295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udent@student-ThinkPad-X240:~$ python3</text:p>
      <text:p text:style-name="P1">Python 3.8.5 (default, Jan 27 2021, 15:41:15) </text:p>
      <text:p text:style-name="P1">[GCC 9.3.0] on linux</text:p>
      <text:p text:style-name="P1">Type "help", "copyright", "credits" or "license" for more information.</text:p>
      <text:p text:style-name="P1">&gt;&gt;&gt; country=["kenya","uganda","rwanda","southsudan"]</text:p>
      <text:p text:style-name="P1">&gt;&gt;&gt; country[2]</text:p>
      <text:p text:style-name="P1">'rwanda'</text:p>
      <text:p text:style-name="P1">&gt;&gt;&gt; country[1:3]</text:p>
      <text:p text:style-name="P1">['uganda', 'rwanda']</text:p>
      <text:p text:style-name="P1">&gt;&gt;&gt; country.append("burundi")</text:p>
      <text:p text:style-name="P1">&gt;&gt;&gt; print(country)</text:p>
      <text:p text:style-name="P1">['kenya', 'uganda', 'rwanda', 'southsudan', 'burundi']</text:p>
      <text:p text:style-name="P1">&gt;&gt;&gt; country.append("tanzania")</text:p>
      <text:p text:style-name="P1">&gt;&gt;&gt; print(country)</text:p>
      <text:p text:style-name="P1">['kenya', 'uganda', 'rwanda', 'southsudan', 'burundi', 'tanzania']</text:p>
      <text:p text:style-name="P1">&gt;&gt;&gt; country.sort()</text:p>
      <text:p text:style-name="P1">&gt;&gt;&gt; country.sort(reverse=True)</text:p>
      <text:p text:style-name="P1">&gt;&gt;&gt; print(country)</text:p>
      <text:p text:style-name="P1">['uganda', 'tanzania', 'southsudan', 'rwanda', 'kenya', 'burundi']</text:p>
      <text:p text:style-name="P1">&gt;&gt;&gt; </text:p>
      <text:p text:style-name="P1">student@student-ThinkPad-X240:~$ python3</text:p>
      <text:p text:style-name="P1">Python 3.8.5 (default, Jan 27 2021, 15:41:15) </text:p>
      <text:p text:style-name="P1">[GCC 9.3.0] on linux</text:p>
      <text:p text:style-name="P1">Type "help", "copyright", "credits" or "license" for more information.</text:p>
      <text:p text:style-name="P1">&gt;&gt;&gt; a=[[1,2,3],[4,5,6],[7,8,9]]</text:p>
      <text:p text:style-name="P1">&gt;&gt;&gt; b=[value for sublist in a for value in sublist]</text:p>
      <text:p text:style-name="P1">&gt;&gt;&gt; print(b)</text:p>
      <text:p text:style-name="P1">[1, 2, 3, 4, 5, 6, 7, 8, 9]</text:p>
      <text:p text:style-name="P1">&gt;&gt;&gt; c=[]</text:p>
      <text:p text:style-name="P1">&gt;&gt;&gt; for x in b:</text:p>
      <text:p text:style-name="P1">... <text:s text:c="3"/>print(x)</text:p>
      <text:p text:style-name="P1">... </text:p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>&gt;&gt;&gt; print(x/2)</text:p>
      <text:p text:style-name="P1">4.5</text:p>
      <text:p text:style-name="P1">&gt;&gt;&gt;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22:49:12.852396628</meta:creation-date>
    <dc:date>2021-03-27T22:50:21.302501927</dc:date>
    <meta:editing-duration>PT1M12S</meta:editing-duration>
    <meta:editing-cycles>1</meta:editing-cycles>
    <meta:document-statistic meta:table-count="0" meta:image-count="0" meta:object-count="0" meta:page-count="1" meta:paragraph-count="44" meta:word-count="131" meta:character-count="1006" meta:non-whitespace-character-count="911"/>
    <meta:generator>LibreOffice/6.4.6.2$Linux_X86_64 LibreOffice_project/40$Build-2</meta:generator>
  </office:meta>
</office:document-meta>
</file>